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Text review request&lt;/h4&gt;&lt;pre class="message"&gt;&lt;div class="author"&gt;user&lt;/div&gt;&lt;div&gt;is this polished enough?&lt;/div&gt;&lt;/pre&gt;&lt;pre class="message"&gt;&lt;div class="author"&gt;ChatGPT&lt;/div&gt;&lt;div&gt;Could you share the text, draft, or piece you’d like me to review? That way I can tell you if it feels polished and suggest improvements if needed.&lt;/div&gt;&lt;/pre&gt;&lt;pre class="message"&gt;&lt;div class="author"&gt;user&lt;/div&gt;&lt;div&gt;Buliding Websites Plus LLC is pleased to present a proposal to create and deliver a mixed media platform of meaningful, real-world solutions that serve all people, guided by the teachings of the Catholic Church and the programs and principles of the Knights of Columbus.&lt;/div&gt;&lt;/pre&gt;&lt;pre class="message"&gt;&lt;div class="author"&gt;ChatGPT&lt;/div&gt;&lt;div&gt;Your draft is clear and professional, but it could be smoothed a bit for flow and impact. Here are a couple of polished options: <text:s/></text:p>
      <text:p text:style-name="Standard"/>
      <text:p text:style-name="Standard">**Option 1 (slightly refined for clarity):** <text:s/></text:p>
      <text:p text:style-name="Standard">*Building Websites Plus LLC is pleased to present this proposal for the creation of a mixed-media platform that delivers meaningful, real-world solutions for all people, guided by the teachings of the Catholic Church and the principles and programs of the Knights of Columbus.* <text:s/></text:p>
      <text:p text:style-name="Standard"/>
      <text:p text:style-name="Standard">**Option 2 (more formal and polished):** <text:s/></text:p>
      <text:p text:style-name="Standard">*Building Websites Plus LLC is honored to propose the development of a mixed-media platform designed to provide meaningful, real-world solutions for all people, inspired by the teachings of the Catholic Church and rooted in the principles and programs of the Knights of Columbus.* <text:s/></text:p>
      <text:p text:style-name="Standard"/>
      <text:p text:style-name="Standard">Would you like me to refine it further toward a **business-like proposal tone** (professional/corporate) or a **mission-driven tone** (more inspirational/faith-centered)?&lt;/div&gt;&lt;/pre&gt;&lt;pre class="message"&gt;&lt;div class="author"&gt;user&lt;/div&gt;&lt;div&gt;thank you, the proposal includes the following outline, do you have some suggestions i could look at&lt;/div&gt;&lt;/pre&gt;&lt;pre class="message"&gt;&lt;div class="author"&gt;ChatGPT&lt;/div&gt;&lt;div&gt;Of course — if you share the outline with me, I can suggest ways to strengthen it (flow, clarity, tone, or persuasiveness). <text:s/></text:p>
      <text:p text:style-name="Standard"/>
      <text:p text:style-name="Standard">In the meantime, here are some **general proposal outline suggestions** you might consider, especially since your project blends technology, Catholic teaching, and the Knights of Columbus’ mission: <text:s/></text:p>
      <text:p text:style-name="Standard"/>
      <text:p text:style-name="Standard">1. **Executive Summary** <text:s/></text:p>
      <text:p text:style-name="Standard"><text:s text:c="3"/>- A concise overview of the project vision, goals, and impact. <text:s/></text:p>
      <text:p text:style-name="Standard"/>
      <text:p text:style-name="Standard">2. **Mission &amp;amp; Values Alignment** <text:s/></text:p>
      <text:p text:style-name="Standard"><text:s text:c="3"/>- How the platform embodies Catholic social teaching and the principles of the Knights of Columbus (charity, unity, fraternity, patriotism). <text:s/></text:p>
      <text:p text:style-name="Standard"/>
      <text:p text:style-name="Standard">3. **Project Objectives** <text:s/></text:p>
      <text:p text:style-name="Standard"><text:s text:c="3"/>- Specific goals (e.g., evangelization, community engagement, education, service coordination). <text:s/></text:p>
      <text:p text:style-name="Standard"/>
      <text:p text:style-name="Standard">4. **Platform Features &amp;amp; Design** <text:s/></text:p>
      <text:p text:style-name="Standard"><text:s text:c="3"/>- Website structure, multimedia tools, accessibility, multilingual support. <text:s/></text:p>
      <text:p text:style-name="Standard"><text:s text:c="3"/>- Integration with Knights of Columbus programs and Catholic resources. <text:s/></text:p>
      <text:p text:style-name="Standard"/>
      <text:p text:style-name="Standard">5. **Target Audience** <text:s/></text:p>
      <text:p text:style-name="Standard"><text:s text:c="3"/>- Parish communities, Knights councils, families, youth, clergy, broader Catholic audience. <text:s/></text:p>
      <text:p text:style-name="Standard"><text:soft-page-break/></text:p>
      <text:p text:style-name="Standard">6. **Implementation Plan** <text:s/></text:p>
      <text:p text:style-name="Standard"><text:s text:c="3"/>- Phases of development (planning, design, launch, training, support). <text:s/></text:p>
      <text:p text:style-name="Standard"/>
      <text:p text:style-name="Standard">7. **Content Strategy** <text:s/></text:p>
      <text:p text:style-name="Standard"><text:s text:c="3"/>- Types of content (articles, videos, podcasts, prayer resources). <text:s/></text:p>
      <text:p text:style-name="Standard"><text:s text:c="3"/>- Faith formation and practical solutions for real-world needs. <text:s/></text:p>
      <text:p text:style-name="Standard"/>
      <text:p text:style-name="Standard">8. **Partnerships &amp;amp; Collaboration** <text:s/></text:p>
      <text:p text:style-name="Standard"><text:s text:c="3"/>- Role of parishes, dioceses, Knights councils, and other Catholic organizations. <text:s/></text:p>
      <text:p text:style-name="Standard"/>
      <text:p text:style-name="Standard">9. **Sustainability &amp;amp; Growth** <text:s/></text:p>
      <text:p text:style-name="Standard"><text:s text:c="3"/>- Maintenance plan, scalability, potential for expansion. <text:s/></text:p>
      <text:p text:style-name="Standard"/>
      <text:p text:style-name="Standard">10. **Budget &amp;amp; Resources** <text:s/></text:p>
      <text:p text:style-name="Standard"><text:s text:c="4"/>- Clear outline of costs, funding models, and resource allocation. <text:s/></text:p>
      <text:p text:style-name="Standard"/>
      <text:p text:style-name="Standard">11. **Conclusion &amp;amp; Call to Action** <text:s/></text:p>
      <text:p text:style-name="Standard"><text:s text:c="4"/>- A strong closing statement that ties back to the mission and invites approval/partnership. <text:s/></text:p>
      <text:p text:style-name="Standard"/>
      <text:p text:style-name="Standard">---</text:p>
      <text:p text:style-name="Standard"/>
      <text:p text:style-name="Standard">Would you like me to take your existing outline (if you paste it here) and **reorganize/refine it** to feel more professional and compelling, while keeping the Catholic and Knights of Columbus identity clear?&lt;/div&gt;&lt;/pre&gt;&lt;pre class="message"&gt;&lt;div class="author"&gt;user&lt;/div&gt;&lt;div&gt;Stakeholders:</text:p>
      <text:p text:style-name="Standard">St. Sharbel Maronite Catholic Church</text:p>
      <text:p text:style-name="Standard">Knights of Columbus council 8231</text:p>
      <text:p text:style-name="Standard">Our8231.org</text:p>
      <text:p text:style-name="Standard"/>
      <text:p text:style-name="Standard">Task:</text:p>
      <text:p text:style-name="Standard">Church engagement (Cheng)</text:p>
      <text:p text:style-name="Standard">Community engagement (Coeng)</text:p>
      <text:p text:style-name="Standard"/>
      <text:p text:style-name="Standard">Cheng Groups:</text:p>
      <text:p text:style-name="Standard">Cheng 1: Older Adults</text:p>
      <text:p text:style-name="Standard">Cheng 2: Pre Retirement Adults</text:p>
      <text:p text:style-name="Standard">Cheng 3: Working Adults</text:p>
      <text:p text:style-name="Standard">Cheng 4: Young Families</text:p>
      <text:p text:style-name="Standard">Cheng 5: Young Adults</text:p>
      <text:p text:style-name="Standard">Cheng 6: Youth</text:p>
      <text:p text:style-name="Standard">Cheng 7: Children</text:p>
      <text:p text:style-name="Standard"/>
      <text:p text:style-name="Standard">Coeng Groups:</text:p>
      <text:p text:style-name="Standard">Coeng 1: Cheng Groups</text:p>
      <text:p text:style-name="Standard">Coeng 2: Churches</text:p>
      <text:p text:style-name="Standard">Coeng 3: Community Agencies</text:p>
      <text:p text:style-name="Standard">Coeng 4: Civic Groups</text:p>
      <text:p text:style-name="Standard">Coeng 5: Media</text:p>
      <text:p text:style-name="Standard">Coeng 6: National Apostolate of Maronites</text:p>
      <text:p text:style-name="Standard"><text:soft-page-break/></text:p>
      <text:p text:style-name="Standard">Knights of Columbus programs:</text:p>
      <text:p text:style-name="Standard">Faith, Family, Community, Life</text:p>
      <text:p text:style-name="Standard"/>
      <text:p text:style-name="Standard">Knights of Columbus principles:</text:p>
      <text:p text:style-name="Standard">Charity, Unity, Fraternity , Patriotism&lt;/div&gt;&lt;/pre&gt;&lt;pre class="message"&gt;&lt;div class="author"&gt;ChatGPT&lt;/div&gt;&lt;div&gt;Thanks for sharing the outline — it already has a strong foundation. Right now it reads more like **raw notes**; if you’re aiming for a polished proposal, you could reframe it into a structured format that highlights clarity, mission, and organization. <text:s/></text:p>
      <text:p text:style-name="Standard"/>
      <text:p text:style-name="Standard">Here are some **suggestions to refine your outline** into something more proposal-ready: <text:s/></text:p>
      <text:p text:style-name="Standard"/>
      <text:p text:style-name="Standard">---</text:p>
      <text:p text:style-name="Standard"/>
      <text:p text:style-name="Standard">### **1. Stakeholders**</text:p>
      <text:p text:style-name="Standard">- **Primary Partners** <text:s/></text:p>
      <text:p text:style-name="Standard"><text:s text:c="2"/>- St. Sharbel Maronite Catholic Church <text:s/></text:p>
      <text:p text:style-name="Standard"><text:s text:c="2"/>- Knights of Columbus Council 8231 <text:s/></text:p>
      <text:p text:style-name="Standard"><text:s text:c="2"/>- Our8231.org <text:s/></text:p>
      <text:p text:style-name="Standard"/>
      <text:p text:style-name="Standard">---</text:p>
      <text:p text:style-name="Standard"/>
      <text:p text:style-name="Standard">### **2. Project Task**</text:p>
      <text:p text:style-name="Standard">- **Church Engagement (ChEng)** – strengthening parish life through age- and vocation-specific outreach. <text:s/></text:p>
      <text:p text:style-name="Standard">- **Community Engagement (CoEng)** – extending service and collaboration beyond the parish into the wider community. <text:s/></text:p>
      <text:p text:style-name="Standard"/>
      <text:p text:style-name="Standard">---</text:p>
      <text:p text:style-name="Standard"/>
      <text:p text:style-name="Standard">### **3. Church Engagement (ChEng) Groups**</text:p>
      <text:p text:style-name="Standard">1. Older Adults <text:s/></text:p>
      <text:p text:style-name="Standard">2. Pre-Retirement Adults <text:s/></text:p>
      <text:p text:style-name="Standard">3. Working Adults <text:s/></text:p>
      <text:p text:style-name="Standard">4. Young Families <text:s/></text:p>
      <text:p text:style-name="Standard">5. Young Adults <text:s/></text:p>
      <text:p text:style-name="Standard">6. Youth <text:s/></text:p>
      <text:p text:style-name="Standard">7. Children <text:s/></text:p>
      <text:p text:style-name="Standard"/>
      <text:p text:style-name="Standard">*(Each group can be addressed with tailored programs, media, and opportunities for service and spiritual growth.)* <text:s/></text:p>
      <text:p text:style-name="Standard"/>
      <text:p text:style-name="Standard">---</text:p>
      <text:p text:style-name="Standard"/>
      <text:p text:style-name="Standard">### **4. Community Engagement (CoEng) Groups**</text:p>
      <text:p text:style-name="Standard">1. Church Engagement groups (ChEng) <text:s/></text:p>
      <text:p text:style-name="Standard">2. Local Churches (ecumenical and Catholic) <text:s/></text:p>
      <text:p text:style-name="Standard">3. Community Agencies (charities, non-profits, service orgs) <text:s/></text:p>
      <text:p text:style-name="Standard">4. Civic Groups (schools, councils, local leaders) <text:s/></text:p>
      <text:p text:style-name="Standard"><text:soft-page-break/>5. Media (local press, Catholic media outlets, digital platforms) <text:s/></text:p>
      <text:p text:style-name="Standard">6. National Apostolate of Maronites <text:s/></text:p>
      <text:p text:style-name="Standard"/>
      <text:p text:style-name="Standard">---</text:p>
      <text:p text:style-name="Standard"/>
      <text:p text:style-name="Standard">### **5. Knights of Columbus Framework**</text:p>
      <text:p text:style-name="Standard">- **Programs (Pillars):** Faith, Family, Community, Life <text:s/></text:p>
      <text:p text:style-name="Standard">- **Principles:** Charity, Unity, Fraternity, Patriotism <text:s/></text:p>
      <text:p text:style-name="Standard"/>
      <text:p text:style-name="Standard">*(These can serve as guiding values for all initiatives and outreach strategies.)* <text:s/></text:p>
      <text:p text:style-name="Standard"/>
      <text:p text:style-name="Standard">---</text:p>
      <text:p text:style-name="Standard"/>
      <text:p text:style-name="Standard">### **How to Elevate This Outline Further**</text:p>
      <text:p text:style-name="Standard">- **Add Objectives under each group.** For example, under *ChEng 4: Young Families*, note goals like “support faith formation at home” or “provide family service opportunities.” <text:s/></text:p>
      <text:p text:style-name="Standard">- **Tie back every group/initiative to the Knights of Columbus principles.** For instance, Youth engagement could emphasize *Unity* and *Fraternity*. <text:s/></text:p>
      <text:p text:style-name="Standard">- **Clarify roles of stakeholders.** For example, the church provides pastoral direction, the council provides manpower and programs, and the website serves as the digital hub. <text:s/></text:p>
      <text:p text:style-name="Standard">- **Visualize it.** This outline would shine with a chart or matrix showing ChEng/CoEng groups mapped against K of C programs and principles. <text:s/></text:p>
      <text:p text:style-name="Standard"/>
      <text:p text:style-name="Standard">---</text:p>
      <text:p text:style-name="Standard"/>
      <text:p text:style-name="Standard">Would you like me to **recast this into a polished draft section** of your proposal (almost ready-to-present), or would you prefer a **visual framework** (like a table/matrix) so it’s easier to grasp at a glance?&lt;/div&gt;&lt;/pre&gt;&lt;pre class="message"&gt;&lt;div class="author"&gt;user&lt;/div&gt;&lt;div&gt;please do&lt;/div&gt;&lt;/pre&gt;&lt;pre class="message"&gt;&lt;div class="author"&gt;ChatGPT&lt;/div&gt;&lt;div&gt;Great — here’s a **polished, proposal-ready draft** based on the outline you shared. I’ve kept the structure clean, professional, and mission-driven while weaving in the Knights of Columbus programs and principles. <text:s/></text:p>
      <text:p text:style-name="Standard"/>
      <text:p text:style-name="Standard">---</text:p>
      <text:p text:style-name="Standard"/>
      <text:p text:style-name="Standard"># **Stakeholders and Framework**</text:p>
      <text:p text:style-name="Standard"/>
      <text:p text:style-name="Standard">### **Primary Stakeholders**</text:p>
      <text:p text:style-name="Standard">- **St. Sharbel Maronite Catholic Church** – Spiritual leadership and pastoral direction. <text:s/></text:p>
      <text:p text:style-name="Standard">- **Knights of Columbus Council 8231** – Manpower, resources, and program implementation. <text:s/></text:p>
      <text:p text:style-name="Standard">- **Our8231.org** – Digital hub for communication, media, and community outreach. <text:s/></text:p>
      <text:p text:style-name="Standard"/>
      <text:p text:style-name="Standard">---</text:p>
      <text:p text:style-name="Standard"/>
      <text:p text:style-name="Standard">### **Project Task**</text:p>
      <text:p text:style-name="Standard">The initiative will advance two interconnected goals: <text:s/></text:p>
      <text:p text:style-name="Standard">- **Church Engagement (ChEng):** Deepening parish life by addressing the spiritual and practical needs of diverse age and vocation groups. <text:s/></text:p>
      <text:p text:style-name="Standard">- **Community Engagement (CoEng):** Extending the mission outward, building partnerships that reflect Catholic social teaching and the Knights of Columbus principles. <text:s/></text:p>
      <text:p text:style-name="Standard"><text:soft-page-break/></text:p>
      <text:p text:style-name="Standard">---</text:p>
      <text:p text:style-name="Standard"/>
      <text:p text:style-name="Standard">### **Church Engagement (ChEng) Groups**</text:p>
      <text:p text:style-name="Standard">- **ChEng 1: Older Adults** – Supporting spiritual enrichment, fellowship, and service opportunities. <text:s/></text:p>
      <text:p text:style-name="Standard">- **ChEng 2: Pre-Retirement Adults** – Encouraging mentorship, stewardship, and preparation for new life stages. <text:s/></text:p>
      <text:p text:style-name="Standard">- **ChEng 3: Working Adults** – Promoting balance between faith, family, and career with practical resources. <text:s/></text:p>
      <text:p text:style-name="Standard">- **ChEng 4: Young Families** – Strengthening domestic church life and family-centered faith formation. <text:s/></text:p>
      <text:p text:style-name="Standard">- **ChEng 5: Young Adults** – Providing fellowship, service opportunities, and vocational discernment. <text:s/></text:p>
      <text:p text:style-name="Standard">- **ChEng 6: Youth** – Nurturing leadership, unity, and service through engaging programs. <text:s/></text:p>
      <text:p text:style-name="Standard">- **ChEng 7: Children** – Fostering early catechesis and joyful introduction to parish life. <text:s/></text:p>
      <text:p text:style-name="Standard"/>
      <text:p text:style-name="Standard">---</text:p>
      <text:p text:style-name="Standard"/>
      <text:p text:style-name="Standard">### **Community Engagement (CoEng) Groups**</text:p>
      <text:p text:style-name="Standard">- **CoEng 1: Church Engagement Groups (ChEng)** – Extending parish efforts beyond internal walls. <text:s/></text:p>
      <text:p text:style-name="Standard">- **CoEng 2: Churches** – Fostering ecumenical cooperation and shared ministry. <text:s/></text:p>
      <text:p text:style-name="Standard">- **CoEng 3: Community Agencies** – Partnering with local charities and service organizations. <text:s/></text:p>
      <text:p text:style-name="Standard">- **CoEng 4: Civic Groups** – Engaging schools, councils, and local leaders for the common good. <text:s/></text:p>
      <text:p text:style-name="Standard">- **CoEng 5: Media** – Leveraging Catholic and secular outlets for outreach and evangelization. <text:s/></text:p>
      <text:p text:style-name="Standard">- **CoEng 6: National Apostolate of Maronites** – Building national ties and broader collaboration. <text:s/></text:p>
      <text:p text:style-name="Standard"/>
      <text:p text:style-name="Standard">---</text:p>
      <text:p text:style-name="Standard"/>
      <text:p text:style-name="Standard">### **Knights of Columbus Framework**</text:p>
      <text:p text:style-name="Standard">- **Programs (Four Pillars):** <text:s/></text:p>
      <text:p text:style-name="Standard"><text:s text:c="2"/>- **Faith:** Deepening Catholic identity and practice. <text:s/></text:p>
      <text:p text:style-name="Standard"><text:s text:c="2"/>- **Family:** Supporting and strengthening family life. <text:s/></text:p>
      <text:p text:style-name="Standard"><text:s text:c="2"/>- **Community:** Promoting service and solidarity in the wider community. <text:s/></text:p>
      <text:p text:style-name="Standard"><text:s text:c="2"/>- **Life:** Protecting and celebrating the dignity of every human life. <text:s/></text:p>
      <text:p text:style-name="Standard"/>
      <text:p text:style-name="Standard">- **Principles:** <text:s/></text:p>
      <text:p text:style-name="Standard"><text:s text:c="2"/>- **Charity:** Serving Christ through service to others. <text:s/></text:p>
      <text:p text:style-name="Standard"><text:s text:c="2"/>- **Unity:** Building bridges within the Church and community. <text:s/></text:p>
      <text:p text:style-name="Standard"><text:s text:c="2"/>- **Fraternity:** Supporting one another as brothers in faith. <text:s/></text:p>
      <text:p text:style-name="Standard"><text:s text:c="2"/>- **Patriotism:** Witnessing to Catholic values in civic life. <text:s/></text:p>
      <text:p text:style-name="Standard"/>
      <text:p text:style-name="Standard">---</text:p>
      <text:p text:style-name="Standard"/>
      <text:p text:style-name="Standard">This framework provides a clear structure for **tailored engagement at every level**—parish, community, and beyond—while ensuring all efforts remain grounded in Catholic teaching and the mission of the Knights of Columbus. <text:s/></text:p>
      <text:p text:style-name="Standard"/>
      <text:p text:style-name="Standard">---</text:p>
      <text:p text:style-name="Standard"/>
      <text:p text:style-name="Standard"><text:soft-page-break/>👉 Do you want me to also **design a visual matrix** (e.g., a table mapping *ChEng + CoEng groups* against the *K of C programs and principles*) so you can drop it straight into your proposal? That would make it even easier for stakeholders to see how everything connects.&lt;/div&gt;&lt;/pre&gt;&lt;pre class="message"&gt;&lt;div class="author"&gt;user&lt;/div&gt;&lt;div&gt;for the above there are five yearly goals&lt;/div&gt;&lt;/pre&gt;&lt;pre class="message"&gt;&lt;div class="author"&gt;ChatGPT&lt;/div&gt;&lt;div&gt;Perfect — if you’re building this into a proposal, five yearly goals give a **roadmap** and show long-term vision. Since your framework already ties to **Church Engagement (ChEng), Community Engagement (CoEng), and the Knights of Columbus principles/programs**, the yearly goals can be structured so each year builds on the last. <text:s/></text:p>
      <text:p text:style-name="Standard"/>
      <text:p text:style-name="Standard">Here’s a polished **five-year goals section** you can adapt: <text:s/></text:p>
      <text:p text:style-name="Standard"/>
      <text:p text:style-name="Standard">---</text:p>
      <text:p text:style-name="Standard"/>
      <text:p text:style-name="Standard"># **Five-Year Goals**</text:p>
      <text:p text:style-name="Standard"/>
      <text:p text:style-name="Standard">### **Year 1 – Foundation &amp;amp; Awareness**</text:p>
      <text:p text:style-name="Standard">- Establish the **digital hub (Our8231.org)** as the central platform for parish and community engagement. <text:s/></text:p>
      <text:p text:style-name="Standard">- Launch targeted outreach to all **ChEng groups** with introductory content and pilot programs. <text:s/></text:p>
      <text:p text:style-name="Standard">- Build initial partnerships with local **churches, agencies, and civic groups (CoEng 2–4).** <text:s/></text:p>
      <text:p text:style-name="Standard">- Promote Knights of Columbus values through visible service and communication. <text:s/></text:p>
      <text:p text:style-name="Standard"/>
      <text:p text:style-name="Standard">---</text:p>
      <text:p text:style-name="Standard"/>
      <text:p text:style-name="Standard">### **Year 2 – Growth &amp;amp; Participation**</text:p>
      <text:p text:style-name="Standard">- Expand digital content: faith resources, family formation tools, and community service opportunities. <text:s/></text:p>
      <text:p text:style-name="Standard">- Engage **youth and young adults** through media, mentorship, and Knights of Columbus activities. <text:s/></text:p>
      <text:p text:style-name="Standard">- Host collaborative events with **media partners** and begin connecting with the **National Apostolate of Maronites (CoEng 6).** <text:s/></text:p>
      <text:p text:style-name="Standard">- Increase parish volunteer participation across age groups. <text:s/></text:p>
      <text:p text:style-name="Standard"/>
      <text:p text:style-name="Standard">---</text:p>
      <text:p text:style-name="Standard"/>
      <text:p text:style-name="Standard">### **Year 3 – Integration &amp;amp; Collaboration**</text:p>
      <text:p text:style-name="Standard">- Develop cross-generational parish programs that link **older adults, families, and youth**. <text:s/></text:p>
      <text:p text:style-name="Standard">- Formalize partnerships with community agencies for joint service initiatives. <text:s/></text:p>
      <text:p text:style-name="Standard">- Introduce training and leadership formation rooted in **Charity, Unity, Fraternity, and Patriotism**. <text:s/></text:p>
      <text:p text:style-name="Standard">- Strengthen Our8231.org as a hub for both **local and national Maronite outreach**. <text:s/></text:p>
      <text:p text:style-name="Standard"/>
      <text:p text:style-name="Standard">---</text:p>
      <text:p text:style-name="Standard"/>
      <text:p text:style-name="Standard">### **Year 4 – Expansion &amp;amp; Impact**</text:p>
      <text:p text:style-name="Standard">- Scale parish programs to regional collaboration with other churches and councils. <text:s/></text:p>
      <text:p text:style-name="Standard">- Showcase measurable impact in **Faith, Family, Community, and Life initiatives.** <text:s/></text:p>
      <text:p text:style-name="Standard">- Build media presence to share success stories and expand evangelization. <text:s/></text:p>
      <text:p text:style-name="Standard">- Position the platform as a model for other Maronite and Catholic parishes. <text:s/></text:p>
      <text:p text:style-name="Standard"/>
      <text:p text:style-name="Standard">---</text:p>
      <text:p text:style-name="Standard"><text:soft-page-break/></text:p>
      <text:p text:style-name="Standard">### **Year 5 – Sustainability &amp;amp; Legacy**</text:p>
      <text:p text:style-name="Standard">- Ensure ongoing funding, staffing, and volunteer support for long-term stability. <text:s/></text:p>
      <text:p text:style-name="Standard">- Establish a sustainable **content pipeline** of articles, videos, and programs. <text:s/></text:p>
      <text:p text:style-name="Standard">- Deepen ties with national and international Catholic organizations. <text:s/></text:p>
      <text:p text:style-name="Standard">- Document and share the model for replication across the **Knights of Columbus network** and the **Maronite Church worldwide**. <text:s/></text:p>
      <text:p text:style-name="Standard"/>
      <text:p text:style-name="Standard">---</text:p>
      <text:p text:style-name="Standard"/>
      <text:p text:style-name="Standard">📌 This structure gives you a **clear five-year roadmap** that shows stakeholders: <text:s/></text:p>
      <text:p text:style-name="Standard">- Year 1 starts small with foundation and awareness. <text:s/></text:p>
      <text:p text:style-name="Standard">- Each year builds outward in participation, collaboration, and scale. <text:s/></text:p>
      <text:p text:style-name="Standard">- Year 5 focuses on legacy and replication. <text:s/></text:p>
      <text:p text:style-name="Standard"/>
      <text:p text:style-name="Standard">---</text:p>
      <text:p text:style-name="Standard"/>
      <text:p text:style-name="Standard">Would you like me to **weave these goals directly into your existing polished draft** so it reads like a unified proposal section, or keep them as a standalone roadmap you can drop in as an appendix/slide?&lt;/div&gt;&lt;/pre&gt;&lt;pre class="message"&gt;&lt;div class="author"&gt;user&lt;/div&gt;&lt;div&gt;here are the yearly breakdowns:&lt;/div&gt;&lt;/pre&gt;&lt;pre class="message"&gt;&lt;div class="author"&gt;ChatGPT&lt;/div&gt;&lt;div&gt;Great — go ahead and share your yearly breakdowns, and I’ll polish them into a clean, professional section that flows with your proposal. Do you want me to keep them in a **formal business style** (like strategic objectives) or in a more **mission-driven tone** (emphasizing faith, service, and community)?&lt;/div&gt;&lt;/pre&gt;&lt;pre class="message"&gt;&lt;div class="author"&gt;user&lt;/div&gt;&lt;div&gt;2025-2026: Year of Awareness</text:p>
      <text:p text:style-name="Standard">2026-2027: Year of Growth</text:p>
      <text:p text:style-name="Standard">2027-2028: Year of Action</text:p>
      <text:p text:style-name="Standard">2028-2029: Year of Future</text:p>
      <text:p text:style-name="Standard">2029-2030: Year of Transition&lt;/div&gt;&lt;/pre&gt;&lt;pre class="message"&gt;&lt;div class="author"&gt;ChatGPT&lt;/div&gt;&lt;div&gt;Excellent — those titles are strong and memorable. Here’s a polished version that expands them into a professional, proposal-ready **Five-Year Goals** section while keeping them aligned with your Catholic and Knights of Columbus framework: <text:s/></text:p>
      <text:p text:style-name="Standard"/>
      <text:p text:style-name="Standard">---</text:p>
      <text:p text:style-name="Standard"/>
      <text:p text:style-name="Standard"># **Five-Year Goals**</text:p>
      <text:p text:style-name="Standard"/>
      <text:p text:style-name="Standard">### **2025–2026: Year of Awareness** <text:s/></text:p>
      <text:p text:style-name="Standard">- Launch Our8231.org as the central hub for parish and community engagement. <text:s/></text:p>
      <text:p text:style-name="Standard">- Introduce the initiative to all Church Engagement (ChEng) groups with introductory programs and resources. <text:s/></text:p>
      <text:p text:style-name="Standard">- Build awareness of the Knights of Columbus’ four principles—**Charity, Unity, Fraternity, Patriotism**—as guiding values. <text:s/></text:p>
      <text:p text:style-name="Standard">- Establish initial partnerships with local parishes, agencies, and civic groups. <text:s/></text:p>
      <text:p text:style-name="Standard"/>
      <text:p text:style-name="Standard">---</text:p>
      <text:p text:style-name="Standard"/>
      <text:p text:style-name="Standard">### **2026–2027: Year of Growth** <text:s/></text:p>
      <text:p text:style-name="Standard"><text:soft-page-break/>- Expand participation across ChEng groups, with special focus on **youth, young adults, and families**. <text:s/></text:p>
      <text:p text:style-name="Standard">- Broaden community partnerships (CoEng 2–6), including collaboration with the **National Apostolate of Maronites**. <text:s/></text:p>
      <text:p text:style-name="Standard">- Increase digital content offerings in the areas of **Faith, Family, Community, and Life**. <text:s/></text:p>
      <text:p text:style-name="Standard">- Strengthen parish volunteer engagement and leadership formation. <text:s/></text:p>
      <text:p text:style-name="Standard"/>
      <text:p text:style-name="Standard">---</text:p>
      <text:p text:style-name="Standard"/>
      <text:p text:style-name="Standard">### **2027–2028: Year of Action** <text:s/></text:p>
      <text:p text:style-name="Standard">- Launch service and evangelization initiatives that unite multiple ChEng and CoEng groups. <text:s/></text:p>
      <text:p text:style-name="Standard">- Implement cross-generational programs to connect older adults, families, youth, and children. <text:s/></text:p>
      <text:p text:style-name="Standard">- Develop training and leadership opportunities rooted in Knights of Columbus principles. <text:s/></text:p>
      <text:p text:style-name="Standard">- Use digital media to amplify outreach, storytelling, and witness. <text:s/></text:p>
      <text:p text:style-name="Standard"/>
      <text:p text:style-name="Standard">---</text:p>
      <text:p text:style-name="Standard"/>
      <text:p text:style-name="Standard">### **2028–2029: Year of Future** <text:s/></text:p>
      <text:p text:style-name="Standard">- Scale programs regionally, creating collaboration opportunities with other parishes and Knights of Columbus councils. <text:s/></text:p>
      <text:p text:style-name="Standard">- Establish the platform as a **model of Catholic engagement** for the Maronite and wider Catholic Church. <text:s/></text:p>
      <text:p text:style-name="Standard">- Leverage media partnerships to share successes and invite broader participation. <text:s/></text:p>
      <text:p text:style-name="Standard">- Prepare sustainability strategies in funding, staffing, and volunteer pipelines. <text:s/></text:p>
      <text:p text:style-name="Standard"/>
      <text:p text:style-name="Standard">---</text:p>
      <text:p text:style-name="Standard"/>
      <text:p text:style-name="Standard">### **2029–2030: Year of Transition** <text:s/></text:p>
      <text:p text:style-name="Standard">- Ensure long-term stability through sustainable funding and leadership succession. <text:s/></text:p>
      <text:p text:style-name="Standard">- Solidify a **content pipeline** for ongoing evangelization and engagement. <text:s/></text:p>
      <text:p text:style-name="Standard">- Deepen ties with national and international Catholic networks. <text:s/></text:p>
      <text:p text:style-name="Standard">- Transition the initiative from a local project into a replicable model for the Knights of Columbus and the Maronite Church worldwide. <text:s/></text:p>
      <text:p text:style-name="Standard"/>
      <text:p text:style-name="Standard">---</text:p>
      <text:p text:style-name="Standard"/>
      <text:p text:style-name="Standard">📌 This version keeps your short yearly titles but **expands them into concrete, measurable goals** that align with the **ChEng/CoEng framework** and the **Knights of Columbus mission**. <text:s/></text:p>
      <text:p text:style-name="Standard"/>
      <text:p text:style-name="Standard">Would you like me to also **draft a one-page visual roadmap** (like a timeline with these five years and goals) so it’s presentation-ready for stakeholders?&lt;/div&gt;&lt;/pre&gt;&lt;pre class="message"&gt;&lt;div class="author"&gt;user&lt;/div&gt;&lt;div&gt;sure&lt;/div&gt;&lt;/pre&gt;&lt;pre class="message"&gt;&lt;div class="author"&gt;ChatGPT&lt;/div&gt;&lt;div&gt;Here’s a clean **visual timeline** of your five-year roadmap, showing the yearly themes with their key goals. <text:s/></text:p>
      <text:p text:style-name="Standard"/>
      <text:p text:style-name="Standard">Would you like me to make a **designed one-page PDF/slide version** (with color, icons, and a more polished layout) so you can drop it straight into your proposal?&lt;/div&gt;&lt;/pre&gt;&lt;pre class="message"&gt;&lt;div class="author"&gt;user&lt;/div&gt;&lt;div&gt;is this a good place to conclude the presentation if a conclusion is written?&lt;/div&gt;&lt;/pre&gt;&lt;pre class="message"&gt;&lt;div <text:soft-page-break/>class="author"&gt;ChatGPT&lt;/div&gt;&lt;div&gt;Yes — the **five-year roadmap** is a natural high point to conclude your presentation. It shows foresight, structure, and mission alignment, which leaves stakeholders with a sense of vision and direction. <text:s/></text:p>
      <text:p text:style-name="Standard"/>
      <text:p text:style-name="Standard">That said, a short **conclusion section** can make it even stronger by: <text:s/></text:p>
      <text:p text:style-name="Standard">1. **Re-centering on mission** (faith, service, Knights of Columbus principles). <text:s/></text:p>
      <text:p text:style-name="Standard">2. **Summarizing the roadmap** (awareness → growth → action → future → transition). <text:s/></text:p>
      <text:p text:style-name="Standard">3. **Ending with a call to partnership/commitment.** <text:s/></text:p>
      <text:p text:style-name="Standard"/>
      <text:p text:style-name="Standard">Here’s a draft you could place right after the roadmap: <text:s/></text:p>
      <text:p text:style-name="Standard"/>
      <text:p text:style-name="Standard">---</text:p>
      <text:p text:style-name="Standard"/>
      <text:p text:style-name="Standard">### **Conclusion** <text:s/></text:p>
      <text:p text:style-name="Standard">This proposal outlines a five-year journey of awareness, growth, action, future vision, and transition. Rooted in the teachings of the Catholic Church and the principles of the Knights of Columbus, it provides a framework for parish and community engagement that is both practical and mission-driven. <text:s/></text:p>
      <text:p text:style-name="Standard"/>
      <text:p text:style-name="Standard">Through collaboration, faith-filled leadership, and a commitment to service, we can ensure that this initiative not only strengthens St. Sharbel Maronite Catholic Church and Council 8231, but also creates a lasting model for the wider Church and community. <text:s/></text:p>
      <text:p text:style-name="Standard"/>
      <text:p text:style-name="Standard">**Together, guided by Charity, Unity, Fraternity, and Patriotism, we can build a platform that serves all people and prepares the way for future generations.** <text:s/></text:p>
      <text:p text:style-name="Standard"/>
      <text:p text:style-name="Standard">---</text:p>
      <text:p text:style-name="Standard"/>
      <text:p text:style-name="Standard">Would you like me to **weave this conclusion directly into your proposal draft** so it flows seamlessly after the five-year roadmap, or keep it as a standalone closer you can drop in where needed?&lt;/div&gt;&lt;/pre&gt;&lt;pre class="message"&gt;&lt;div class="author"&gt;user&lt;/div&gt;&lt;div&gt;here is the completed version &lt;/div&gt;&lt;/pre&gt;&lt;pre class="message"&gt;&lt;div class="author"&gt;ChatGPT&lt;/div&gt;&lt;div&gt;Great — please paste the completed version here, and I’ll go through it carefully to check flow, polish the language, and make sure the conclusion ties everything together smoothly. Would you like me to focus more on **stylistic polish** (tone, readability, professionalism) or on **structural feedback** (organization, clarity, persuasiveness)?&lt;/div&gt;&lt;/pre&gt;&lt;pre class="message"&gt;&lt;div class="author"&gt;user&lt;/div&gt;&lt;div&gt;Our8231.org</text:p>
      <text:p text:style-name="Standard">Buliding Websites Plus LLC is pleased to present a proposal for the creation of a mixed media platform to deliver meaningful, real-world solutions that serve all people, guided by the teachings of the Catholic Church and programs and principles of the Knights of Columbus.</text:p>
      <text:p text:style-name="Standard"/>
      <text:p text:style-name="Standard">Stakeholders and Framework</text:p>
      <text:p text:style-name="Standard">Primary Stakeholders</text:p>
      <text:p text:style-name="Standard">St. Sharbel Maronite Catholic Church – Spiritual leadership and pastoral direction.</text:p>
      <text:p text:style-name="Standard">Knights of Columbus Council 8231 – Manpower, resources, and program implementation.</text:p>
      <text:p text:style-name="Standard">Our8231.org – Digital hub for communication, media, and community outreach.</text:p>
      <text:p text:style-name="Standard"/>
      <text:p text:style-name="Standard">Project Task</text:p>
      <text:p text:style-name="Standard">The initiative will advance two interconnected goals:</text:p>
      <text:p text:style-name="Standard"><text:soft-page-break/>Church Engagement (ChEng): Deepening parish life by addressing the spiritual and practical needs of diverse age and vocation groups.</text:p>
      <text:p text:style-name="Standard">Community Engagement (CoEng): Extending the mission outward, building partnerships that reflect Catholic social teaching and the Knights of Columbus principles.</text:p>
      <text:p text:style-name="Standard"/>
      <text:p text:style-name="Standard">Church Engagement (ChEng) Groups</text:p>
      <text:p text:style-name="Standard">ChEng 1: Older Adults – Supporting spiritual enrichment, fellowship, and service opportunities.</text:p>
      <text:p text:style-name="Standard">ChEng 2: Pre-Retirement Adults – Encouraging mentorship, stewardship, and preparation for new life stages.</text:p>
      <text:p text:style-name="Standard">ChEng 3: Working Adults – Promoting balance between faith, family, and career with practical resources.</text:p>
      <text:p text:style-name="Standard">ChEng 4: Young Families – Strengthening domestic church life and family-centered faith formation.</text:p>
      <text:p text:style-name="Standard">ChEng 5: Young Adults – Providing fellowship, service opportunities, and vocational discernment.</text:p>
      <text:p text:style-name="Standard">ChEng 6: Youth – Nurturing leadership, unity, and service through engaging programs.</text:p>
      <text:p text:style-name="Standard">ChEng 7: Children – Fostering early catechesis and joyful introduction to parish life.</text:p>
      <text:p text:style-name="Standard"/>
      <text:p text:style-name="Standard">Community Engagement (CoEng) Groups</text:p>
      <text:p text:style-name="Standard">CoEng 1: Church Engagement Groups (ChEng) – Extending parish efforts beyond internal walls.</text:p>
      <text:p text:style-name="Standard">CoEng 2: Churches – Fostering ecumenical cooperation and shared ministry.</text:p>
      <text:p text:style-name="Standard">CoEng 3: Community Agencies – Partnering with local charities and service organizations.</text:p>
      <text:p text:style-name="Standard">CoEng 4: Civic Groups – Engaging schools, councils, and local leaders for the common good.</text:p>
      <text:p text:style-name="Standard">CoEng 5: Media – Leveraging Catholic and secular outlets for outreach and evangelization.</text:p>
      <text:p text:style-name="Standard">CoEng 6: National Apostolate of Maronites – Building national ties and broader collaboration.</text:p>
      <text:p text:style-name="Standard"/>
      <text:p text:style-name="Standard">Knights of Columbus Framework</text:p>
      <text:p text:style-name="Standard">Programs (Four Pillars):</text:p>
      <text:p text:style-name="Standard">Faith: Deepening Catholic identity and practice.</text:p>
      <text:p text:style-name="Standard">Family: Supporting and strengthening family life.</text:p>
      <text:p text:style-name="Standard">Community: Promoting service and solidarity in the wider community.</text:p>
      <text:p text:style-name="Standard">Life: Protecting and celebrating the dignity of every human life.</text:p>
      <text:p text:style-name="Standard">Principles:</text:p>
      <text:p text:style-name="Standard">Charity: Serving Christ through service to others.</text:p>
      <text:p text:style-name="Standard">Unity: Building bridges within the Church and community.</text:p>
      <text:p text:style-name="Standard">Fraternity: Supporting one another as brothers in faith.</text:p>
      <text:p text:style-name="Standard">Patriotism: Witnessing to Catholic values in civic life.</text:p>
      <text:p text:style-name="Standard"/>
      <text:p text:style-name="Standard">Five-Year Goals</text:p>
      <text:p text:style-name="Standard">2025–2026: Year of Awareness</text:p>
      <text:p text:style-name="Standard">Launch Our8231.org as the central hub for parish and community engagement.</text:p>
      <text:p text:style-name="Standard">Introduce the initiative to all Church Engagement (ChEng) groups with introductory programs and resources.</text:p>
      <text:p text:style-name="Standard">Build awareness of the Knights of Columbus’ four principles—Charity, Unity, Fraternity, Patriotism—as guiding values.</text:p>
      <text:p text:style-name="Standard">Establish initial partnerships with local parishes, agencies, and civic groups.</text:p>
      <text:p text:style-name="Standard"/>
      <text:p text:style-name="Standard">2026–2027: Year of Growth</text:p>
      <text:p text:style-name="Standard">Expand participation across ChEng groups, with special focus on youth, young adults, and families.</text:p>
      <text:p text:style-name="Standard">Broaden community partnerships (CoEng 2–6), including collaboration with the National Apostolate of Maronites.</text:p>
      <text:p text:style-name="Standard"><text:soft-page-break/>Increase digital content offerings in the areas of Faith, Family, Community, and Life.</text:p>
      <text:p text:style-name="Standard">Strengthen parish volunteer engagement and leadership formation.</text:p>
      <text:p text:style-name="Standard"/>
      <text:p text:style-name="Standard">2027–2028: Year of Action</text:p>
      <text:p text:style-name="Standard">Launch service and evangelization initiatives that unite multiple ChEng and CoEng groups.</text:p>
      <text:p text:style-name="Standard">Implement cross-generational programs to connect older adults, families, youth, and children.</text:p>
      <text:p text:style-name="Standard">Develop training and leadership opportunities rooted in Knights of Columbus principles.</text:p>
      <text:p text:style-name="Standard">Use digital media to amplify outreach, storytelling, and witness.</text:p>
      <text:p text:style-name="Standard"/>
      <text:p text:style-name="Standard">2028–2029: Year of Future</text:p>
      <text:p text:style-name="Standard">Scale programs regionally, creating collaboration opportunities with other parishes and Knights of Columbus councils.</text:p>
      <text:p text:style-name="Standard">Establish the platform as a model of Catholic engagement for the Maronite and wider Catholic Church.</text:p>
      <text:p text:style-name="Standard">Leverage media partnerships to share successes and invite broader participation.</text:p>
      <text:p text:style-name="Standard">Prepare sustainability strategies in funding, staffing, and volunteer pipelines.</text:p>
      <text:p text:style-name="Standard"/>
      <text:p text:style-name="Standard">2029–2030: Year of Transition</text:p>
      <text:p text:style-name="Standard">Ensure long-term stability through sustainable funding and leadership succession.</text:p>
      <text:p text:style-name="Standard">Solidify a content pipeline for ongoing evangelization and engagement.</text:p>
      <text:p text:style-name="Standard">Deepen ties with national and international Catholic networks.</text:p>
      <text:p text:style-name="Standard">Transition the initiative from a local project into a replicable model for the Knights of Columbus and the Maronite Church worldwide.</text:p>
      <text:p text:style-name="Standard"/>
      <text:p text:style-name="Standard">Conclusion</text:p>
      <text:p text:style-name="Standard">This proposal outlines a five-year journey of awareness, growth, action, future vision, and transition. Rooted in the teachings of the Catholic Church and the principles of the Knights of Columbus, it provides a framework for parish and community engagement that is both practical and mission-driven.</text:p>
      <text:p text:style-name="Standard">Through collaboration, faith-filled leadership, and a commitment to service, we can ensure that this initiative not only strengthens St. Sharbel Maronite Catholic Church and Council 8231, but also creates a lasting model for the wider Church and community.</text:p>
      <text:p text:style-name="Standard">Together, guided by Charity, Unity, Fraternity, and Patriotism, we can build a platform that serves all people and prepares the way for future generations.&lt;/div&gt;&lt;/pre&gt;&lt;pre class="message"&gt;&lt;div class="author"&gt;ChatGPT&lt;/div&gt;&lt;div&gt;This looks excellent — it’s professional, clear, and has a natural flow from **vision → structure → roadmap → conclusion**. It’s very close to presentation-ready. <text:s/></text:p>
      <text:p text:style-name="Standard"/>
      <text:p text:style-name="Standard">Here are a few suggestions to **polish it even further**: <text:s/></text:p>
      <text:p text:style-name="Standard"/>
      <text:p text:style-name="Standard">---</text:p>
      <text:p text:style-name="Standard"/>
      <text:p text:style-name="Standard">### 🔧 **Minor Edits for Clarity &amp;amp; Professional Tone**</text:p>
      <text:p text:style-name="Standard">- Fix typo in the first sentence: *“Buliding Websites Plus LLC”* → **“Building Websites Plus LLC”**. <text:s/></text:p>
      <text:p text:style-name="Standard">- In the **Stakeholders and Framework** section, consider using bullet formatting consistently for readability. <text:s/></text:p>
      <text:p text:style-name="Standard">- For the **Five-Year Goals**, you might bold the yearly titles (e.g., **2025–2026: Year of Awareness**) so they stand out visually. <text:s/></text:p>
      <text:p text:style-name="Standard">- In the **Conclusion**, you could shorten slightly for more punch: <text:s/></text:p>
      <text:p text:style-name="Standard"><text:s text:c="2"/>- Current: *“This proposal outlines a five-year journey of awareness, growth, action, future vision, and transition.”* <text:s/></text:p>
      <text:p text:style-name="Standard"><text:soft-page-break/><text:s text:c="2"/>- Polished: **“This proposal presents a five-year journey of awareness, growth, action, future vision, and transition.”** <text:s/></text:p>
      <text:p text:style-name="Standard"/>
      <text:p text:style-name="Standard">---</text:p>
      <text:p text:style-name="Standard"/>
      <text:p text:style-name="Standard">### ✨ **Optional Enhancements**</text:p>
      <text:p text:style-name="Standard">- **Add an Executive Summary** at the very start — a brief paragraph (3–4 sentences) summarizing the problem, the solution (Our8231.org), and the roadmap. Many proposals benefit from this because decision-makers sometimes only read the summary and conclusion. <text:s/></text:p>
      <text:p text:style-name="Standard">- **Visual Support**: Incorporating the timeline chart or a simple graphic could break up the text and make it more engaging. <text:s/></text:p>
      <text:p text:style-name="Standard">- **Closing Line**: End with a direct invitation: <text:s/></text:p>
      <text:p text:style-name="Standard"><text:s text:c="2"/>&amp;gt; *“We invite you to join us in building this platform and shaping a future of faith-filled service for generations to come.”* <text:s/></text:p>
      <text:p text:style-name="Standard"/>
      <text:p text:style-name="Standard">---</text:p>
      <text:p text:style-name="Standard"/>
      <text:p text:style-name="Standard">📌 Overall, your document is already strong. With just a **few stylistic tweaks and an optional executive summary**, it will feel polished and persuasive. <text:s/></text:p>
      <text:p text:style-name="Standard"/>
      <text:p text:style-name="Standard">Do you want me to draft a **one-paragraph Executive Summary** that could go right at the beginning before “Stakeholders and Framework”?&lt;/div&gt;&lt;/pre&gt;&lt;pre class="message"&gt;&lt;div class="author"&gt;user&lt;/div&gt;&lt;div&gt;yes&lt;/div&gt;&lt;/pre&gt;&lt;pre class="message"&gt;&lt;div class="author"&gt;ChatGPT&lt;/div&gt;&lt;div&gt;Perfect — here’s a polished **Executive Summary** you can place right after the title (*Our8231.org*) and before *Stakeholders and Framework*: <text:s/></text:p>
      <text:p text:style-name="Standard"/>
      <text:p text:style-name="Standard">---</text:p>
      <text:p text:style-name="Standard"/>
      <text:p text:style-name="Standard">### **Executive Summary** <text:s/></text:p>
      <text:p text:style-name="Standard">Building Websites Plus LLC proposes the creation of **Our8231.org**, a mixed-media platform designed to strengthen parish life, expand community engagement, and showcase the mission of the Knights of Columbus. Rooted in the teachings of the Catholic Church and guided by the Knights’ principles of Charity, Unity, Fraternity, and Patriotism, the platform will serve as a digital hub for communication, faith formation, and service collaboration. Over five years, Our8231.org will move from awareness to growth, action, future vision, and transition—ultimately establishing a sustainable model of Catholic engagement that can be replicated by other parishes, councils, and communities. <text:s/></text:p>
      <text:p text:style-name="Standard"/>
      <text:p text:style-name="Standard">---</text:p>
      <text:p text:style-name="Standard"/>
      <text:p text:style-name="Standard">Would you like me to also **condense the Five-Year Goals into one short summary paragraph** (for quick readers), in addition to the detailed breakdown you already have? That way you’d have both a high-level snapshot *and* the expanded detail.&lt;/div&gt;&lt;/pre&gt;&lt;pre class="message"&gt;&lt;div class="author"&gt;user&lt;/div&gt;&lt;div&gt;can you make this all uniform text style and formating: Stakeholders and Framework</text:p>
      <text:p text:style-name="Standard">Primary Stakeholders</text:p>
      <text:p text:style-name="Standard">St. Sharbel Maronite Catholic Church – Spiritual leadership and pastoral direction.</text:p>
      <text:p text:style-name="Standard">Knights of Columbus Council 8231 – Manpower, resources, and program implementation.</text:p>
      <text:p text:style-name="Standard">Our8231.org – Digital hub for communication, media, and community outreach.</text:p>
      <text:p text:style-name="Standard"/>
      <text:p text:style-name="Standard"><text:soft-page-break/>Project Task</text:p>
      <text:p text:style-name="Standard">The initiative will advance two interconnected goals:</text:p>
      <text:p text:style-name="Standard">Church Engagement (ChEng): Deepening parish life by addressing the spiritual and practical needs of diverse age and vocation groups.</text:p>
      <text:p text:style-name="Standard">Community Engagement (CoEng): Extending the mission outward, building partnerships that reflect Catholic social teaching and the Knights of Columbus principles.</text:p>
      <text:p text:style-name="Standard"/>
      <text:p text:style-name="Standard">Church Engagement (ChEng) Groups</text:p>
      <text:p text:style-name="Standard">ChEng 1: Older Adults – Supporting spiritual enrichment, fellowship, and service opportunities.</text:p>
      <text:p text:style-name="Standard">ChEng 2: Pre-Retirement Adults – Encouraging mentorship, stewardship, and preparation for new life stages.</text:p>
      <text:p text:style-name="Standard">ChEng 3: Working Adults – Promoting balance between faith, family, and career with practical resources.</text:p>
      <text:p text:style-name="Standard">ChEng 4: Young Families – Strengthening domestic church life and family-centered faith formation.</text:p>
      <text:p text:style-name="Standard">ChEng 5: Young Adults – Providing fellowship, service opportunities, and vocational discernment.</text:p>
      <text:p text:style-name="Standard">ChEng 6: Youth – Nurturing leadership, unity, and service through engaging programs.</text:p>
      <text:p text:style-name="Standard">ChEng 7: Children – Fostering early catechesis and joyful introduction to parish life.</text:p>
      <text:p text:style-name="Standard"/>
      <text:p text:style-name="Standard">Community Engagement (CoEng) Groups</text:p>
      <text:p text:style-name="Standard">CoEng 1: Church Engagement Groups (ChEng) – Extending parish efforts beyond internal walls.</text:p>
      <text:p text:style-name="Standard">CoEng 2: Churches – Fostering ecumenical cooperation and shared ministry.</text:p>
      <text:p text:style-name="Standard">CoEng 3: Community Agencies – Partnering with local charities and service organizations.</text:p>
      <text:p text:style-name="Standard">CoEng 4: Civic Groups – Engaging schools, councils, and local leaders for the common good.</text:p>
      <text:p text:style-name="Standard">CoEng 5: Media – Leveraging Catholic and secular outlets for outreach and evangelization.</text:p>
      <text:p text:style-name="Standard">CoEng 6: National Apostolate of Maronites – Building national ties and broader collaboration.</text:p>
      <text:p text:style-name="Standard"/>
      <text:p text:style-name="Standard">Knights of Columbus Framework</text:p>
      <text:p text:style-name="Standard">Programs (Four Pillars):</text:p>
      <text:p text:style-name="Standard">Faith: Deepening Catholic identity and practice.</text:p>
      <text:p text:style-name="Standard">Family: Supporting and strengthening family life.</text:p>
      <text:p text:style-name="Standard">Community: Promoting service and solidarity in the wider community.</text:p>
      <text:p text:style-name="Standard">Life: Protecting and celebrating the dignity of every human life.</text:p>
      <text:p text:style-name="Standard">Principles:</text:p>
      <text:p text:style-name="Standard">Charity: Serving Christ through service to others.</text:p>
      <text:p text:style-name="Standard">Unity: Building bridges within the Church and community.</text:p>
      <text:p text:style-name="Standard">Fraternity: Supporting one another as brothers in faith.</text:p>
      <text:p text:style-name="Standard">Patriotism: Witnessing to Catholic values in civic life.</text:p>
      <text:p text:style-name="Standard"/>
      <text:p text:style-name="Standard">Five-Year Goals</text:p>
      <text:p text:style-name="Standard">2025–2026: Year of Awareness</text:p>
      <text:p text:style-name="Standard">Launch Our8231.org as the central hub for parish and community engagement.</text:p>
      <text:p text:style-name="Standard">Introduce the initiative to all Church Engagement (ChEng) groups with introductory programs and resources.</text:p>
      <text:p text:style-name="Standard">Build awareness of the Knights of Columbus’ four principles—Charity, Unity, Fraternity, Patriotism—as guiding values.</text:p>
      <text:p text:style-name="Standard">Establish initial partnerships with local parishes, agencies, and civic groups.</text:p>
      <text:p text:style-name="Standard"/>
      <text:p text:style-name="Standard">2026–2027: Year of Growth</text:p>
      <text:p text:style-name="Standard">Expand participation across ChEng groups, with special focus on youth, young adults, and families.</text:p>
      <text:p text:style-name="Standard"><text:soft-page-break/>Broaden community partnerships (CoEng 2–6), including collaboration with the National Apostolate of Maronites.</text:p>
      <text:p text:style-name="Standard">Increase digital content offerings in the areas of Faith, Family, Community, and Life.</text:p>
      <text:p text:style-name="Standard">Strengthen parish volunteer engagement and leadership formation.</text:p>
      <text:p text:style-name="Standard"/>
      <text:p text:style-name="Standard">2027–2028: Year of Action</text:p>
      <text:p text:style-name="Standard">Launch service and evangelization initiatives that unite multiple ChEng and CoEng groups.</text:p>
      <text:p text:style-name="Standard">Implement cross-generational programs to connect older adults, families, youth, and children.</text:p>
      <text:p text:style-name="Standard">Develop training and leadership opportunities rooted in Knights of Columbus principles.</text:p>
      <text:p text:style-name="Standard">Use digital media to amplify outreach, storytelling, and witness.</text:p>
      <text:p text:style-name="Standard"/>
      <text:p text:style-name="Standard">2028–2029: Year of Future</text:p>
      <text:p text:style-name="Standard">Scale programs regionally, creating collaboration opportunities with other parishes and Knights of Columbus councils.</text:p>
      <text:p text:style-name="Standard">Establish the platform as a model of Catholic engagement for the Maronite and wider Catholic Church.</text:p>
      <text:p text:style-name="Standard">Leverage media partnerships to share successes and invite broader participation.</text:p>
      <text:p text:style-name="Standard">Prepare sustainability strategies in funding, staffing, and volunteer pipelines.</text:p>
      <text:p text:style-name="Standard"/>
      <text:p text:style-name="Standard">2029–2030: Year of Transition</text:p>
      <text:p text:style-name="Standard">Ensure long-term stability through sustainable funding and leadership succession.</text:p>
      <text:p text:style-name="Standard">Solidify a content pipeline for ongoing evangelization and engagement.</text:p>
      <text:p text:style-name="Standard">Deepen ties with national and international Catholic networks.</text:p>
      <text:p text:style-name="Standard">Transition the initiative from a local project into a replicable model for the Knights of Columbus and the Maronite Church worldwide.</text:p>
      <text:p text:style-name="Standard"/>
      <text:p text:style-name="Standard">Conclusion</text:p>
      <text:p text:style-name="Standard">This proposal outlines a five-year journey of awareness, growth, action, future vision, and transition. Rooted in the teachings of the Catholic Church and the principles of the Knights of Columbus, it provides a framework for parish and community engagement that is both practical and mission-driven.</text:p>
      <text:p text:style-name="Standard">Through collaboration, faith-filled leadership, and a commitment to service, we can ensure that this initiative not only strengthens St. Sharbel Maronite Catholic Church and Council 8231, but also creates a lasting model for the wider Church and community.</text:p>
      <text:p text:style-name="Standard">Together, guided by Charity, Unity, Fraternity, and Patriotism, we can build a platform that serves all people and prepares the way for future generations.&lt;/div&gt;&lt;/pre&gt;&lt;pre class="message"&gt;&lt;div class="author"&gt;ChatGPT&lt;/div&gt;&lt;div&gt;Got it 👍 — here’s your text reformatted into a **consistent, uniform style** with clear section headers, bullet points, and parallel phrasing. This way, it reads smoothly and looks polished in a proposal or presentation document. <text:s/></text:p>
      <text:p text:style-name="Standard"/>
      <text:p text:style-name="Standard">---</text:p>
      <text:p text:style-name="Standard"/>
      <text:p text:style-name="Standard"># **Stakeholders and Framework**</text:p>
      <text:p text:style-name="Standard"/>
      <text:p text:style-name="Standard">### **Primary Stakeholders** <text:s/></text:p>
      <text:p text:style-name="Standard">- **St. Sharbel Maronite Catholic Church** – Spiritual leadership and pastoral direction. <text:s/></text:p>
      <text:p text:style-name="Standard">- **Knights of Columbus Council 8231** – Manpower, resources, and program implementation. <text:s/></text:p>
      <text:p text:style-name="Standard">- **Our8231.org** – Digital hub for communication, media, and community outreach. <text:s/></text:p>
      <text:p text:style-name="Standard"/>
      <text:p text:style-name="Standard">---</text:p>
      <text:p text:style-name="Standard"/>
      <text:p text:style-name="Standard"><text:soft-page-break/>### **Project Task** <text:s/></text:p>
      <text:p text:style-name="Standard">The initiative will advance two interconnected goals: <text:s/></text:p>
      <text:p text:style-name="Standard">- **Church Engagement (ChEng):** Deepening parish life by addressing the spiritual and practical needs of diverse age and vocation groups. <text:s/></text:p>
      <text:p text:style-name="Standard">- **Community Engagement (CoEng):** Extending the mission outward, building partnerships that reflect Catholic social teaching and the Knights of Columbus principles. <text:s/></text:p>
      <text:p text:style-name="Standard"/>
      <text:p text:style-name="Standard">---</text:p>
      <text:p text:style-name="Standard"/>
      <text:p text:style-name="Standard">### **Church Engagement (ChEng) Groups** <text:s/></text:p>
      <text:p text:style-name="Standard">- **ChEng 1: Older Adults** – Supporting spiritual enrichment, fellowship, and service opportunities. <text:s/></text:p>
      <text:p text:style-name="Standard">- **ChEng 2: Pre-Retirement Adults** – Encouraging mentorship, stewardship, and preparation for new life stages. <text:s/></text:p>
      <text:p text:style-name="Standard">- **ChEng 3: Working Adults** – Promoting balance between faith, family, and career with practical resources. <text:s/></text:p>
      <text:p text:style-name="Standard">- **ChEng 4: Young Families** – Strengthening domestic church life and family-centered faith formation. <text:s/></text:p>
      <text:p text:style-name="Standard">- **ChEng 5: Young Adults** – Providing fellowship, service opportunities, and vocational discernment. <text:s/></text:p>
      <text:p text:style-name="Standard">- **ChEng 6: Youth** – Nurturing leadership, unity, and service through engaging programs. <text:s/></text:p>
      <text:p text:style-name="Standard">- **ChEng 7: Children** – Fostering early catechesis and joyful introduction to parish life. <text:s/></text:p>
      <text:p text:style-name="Standard"/>
      <text:p text:style-name="Standard">---</text:p>
      <text:p text:style-name="Standard"/>
      <text:p text:style-name="Standard">### **Community Engagement (CoEng) Groups** <text:s/></text:p>
      <text:p text:style-name="Standard">- **CoEng 1: Church Engagement Groups (ChEng)** – Extending parish efforts beyond internal walls. <text:s/></text:p>
      <text:p text:style-name="Standard">- **CoEng 2: Churches** – Fostering ecumenical cooperation and shared ministry. <text:s/></text:p>
      <text:p text:style-name="Standard">- **CoEng 3: Community Agencies** – Partnering with local charities and service organizations. <text:s/></text:p>
      <text:p text:style-name="Standard">- **CoEng 4: Civic Groups** – Engaging schools, councils, and local leaders for the common good. <text:s/></text:p>
      <text:p text:style-name="Standard">- **CoEng 5: Media** – Leveraging Catholic and secular outlets for outreach and evangelization. <text:s/></text:p>
      <text:p text:style-name="Standard">- **CoEng 6: National Apostolate of Maronites** – Building national ties and broader collaboration. <text:s/></text:p>
      <text:p text:style-name="Standard"/>
      <text:p text:style-name="Standard">---</text:p>
      <text:p text:style-name="Standard"/>
      <text:p text:style-name="Standard">### **Knights of Columbus Framework** <text:s/></text:p>
      <text:p text:style-name="Standard">**Programs (Four Pillars):** <text:s/></text:p>
      <text:p text:style-name="Standard">- **Faith:** Deepening Catholic identity and practice. <text:s/></text:p>
      <text:p text:style-name="Standard">- **Family:** Supporting and strengthening family life. <text:s/></text:p>
      <text:p text:style-name="Standard">- **Community:** Promoting service and solidarity in the wider community. <text:s/></text:p>
      <text:p text:style-name="Standard">- **Life:** Protecting and celebrating the dignity of every human life. <text:s/></text:p>
      <text:p text:style-name="Standard"/>
      <text:p text:style-name="Standard">**Principles:** <text:s/></text:p>
      <text:p text:style-name="Standard">- **Charity:** Serving Christ through service to others. <text:s/></text:p>
      <text:p text:style-name="Standard">- **Unity:** Building bridges within the Church and community. <text:s/></text:p>
      <text:p text:style-name="Standard">- **Fraternity:** Supporting one another as brothers in faith. <text:s/></text:p>
      <text:p text:style-name="Standard">- **Patriotism:** Witnessing to Catholic values in civic life. <text:s/></text:p>
      <text:p text:style-name="Standard"/>
      <text:p text:style-name="Standard">---</text:p>
      <text:p text:style-name="Standard"/>
      <text:p text:style-name="Standard"><text:soft-page-break/># **Five-Year Goals**</text:p>
      <text:p text:style-name="Standard"/>
      <text:p text:style-name="Standard">### **2025–2026: Year of Awareness** <text:s/></text:p>
      <text:p text:style-name="Standard">- Launch Our8231.org as the central hub for parish and community engagement. <text:s/></text:p>
      <text:p text:style-name="Standard">- Introduce the initiative to all Church Engagement (ChEng) groups with introductory programs and resources. <text:s/></text:p>
      <text:p text:style-name="Standard">- Build awareness of the Knights of Columbus’ four principles—Charity, Unity, Fraternity, Patriotism—as guiding values. <text:s/></text:p>
      <text:p text:style-name="Standard">- Establish initial partnerships with local parishes, agencies, and civic groups. <text:s/></text:p>
      <text:p text:style-name="Standard"/>
      <text:p text:style-name="Standard">### **2026–2027: Year of Growth** <text:s/></text:p>
      <text:p text:style-name="Standard">- Expand participation across ChEng groups, with special focus on youth, young adults, and families. <text:s/></text:p>
      <text:p text:style-name="Standard">- Broaden community partnerships (CoEng 2–6), including collaboration with the National Apostolate of Maronites. <text:s/></text:p>
      <text:p text:style-name="Standard">- Increase digital content offerings in the areas of Faith, Family, Community, and Life. <text:s/></text:p>
      <text:p text:style-name="Standard">- Strengthen parish volunteer engagement and leadership formation. <text:s/></text:p>
      <text:p text:style-name="Standard"/>
      <text:p text:style-name="Standard">### **2027–2028: Year of Action** <text:s/></text:p>
      <text:p text:style-name="Standard">- Launch service and evangelization initiatives that unite multiple ChEng and CoEng groups. <text:s/></text:p>
      <text:p text:style-name="Standard">- Implement cross-generational programs to connect older adults, families, youth, and children. <text:s/></text:p>
      <text:p text:style-name="Standard">- Develop training and leadership opportunities rooted in Knights of Columbus principles. <text:s/></text:p>
      <text:p text:style-name="Standard">- Use digital media to amplify outreach, storytelling, and witness. <text:s/></text:p>
      <text:p text:style-name="Standard"/>
      <text:p text:style-name="Standard">### **2028–2029: Year of Future** <text:s/></text:p>
      <text:p text:style-name="Standard">- Scale programs regionally, creating collaboration opportunities with other parishes and Knights of Columbus councils. <text:s/></text:p>
      <text:p text:style-name="Standard">- Establish the platform as a model of Catholic engagement for the Maronite and wider Catholic Church. <text:s/></text:p>
      <text:p text:style-name="Standard">- Leverage media partnerships to share successes and invite broader participation. <text:s/></text:p>
      <text:p text:style-name="Standard">- Prepare sustainability strategies in funding, staffing, and volunteer pipelines. <text:s/></text:p>
      <text:p text:style-name="Standard"/>
      <text:p text:style-name="Standard">### **2029–2030: Year of Transition** <text:s/></text:p>
      <text:p text:style-name="Standard">- Ensure long-term stability through sustainable funding and leadership succession. <text:s/></text:p>
      <text:p text:style-name="Standard">- Solidify a content pipeline for ongoing evangelization and engagement. <text:s/></text:p>
      <text:p text:style-name="Standard">- Deepen ties with national and international Catholic networks. <text:s/></text:p>
      <text:p text:style-name="Standard">- Transition the initiative from a local project into a replicable model for the Knights of Columbus and the Maronite Church worldwide. <text:s/></text:p>
      <text:p text:style-name="Standard"/>
      <text:p text:style-name="Standard">---</text:p>
      <text:p text:style-name="Standard"/>
      <text:p text:style-name="Standard"># **Conclusion** <text:s/></text:p>
      <text:p text:style-name="Standard">This proposal presents a five-year journey of awareness, growth, action, future vision, and transition. Rooted in the teachings of the Catholic Church and the principles of the Knights of Columbus, it provides a framework for parish and community engagement that is both practical and mission-driven. <text:s/></text:p>
      <text:p text:style-name="Standard"/>
      <text:p text:style-name="Standard">Through collaboration, faith-filled leadership, and a commitment to service, we can ensure that this initiative not only strengthens St. Sharbel Maronite Catholic Church and Council 8231, but also creates a lasting model for the wider Church and community. <text:s/></text:p>
      <text:p text:style-name="Standard"/>
      <text:p text:style-name="Standard"><text:soft-page-break/>**Together, guided by Charity, Unity, Fraternity, and Patriotism, we can build a platform that serves all people and prepares the way for future generations.** <text:s/></text:p>
      <text:p text:style-name="Standard"/>
      <text:p text:style-name="Standard">---</text:p>
      <text:p text:style-name="Standard"/>
      <text:p text:style-name="Standard">Would you like me to also **apply the same formatting to your Executive Summary** so it matches this style perfectly?&lt;/div&gt;&lt;/pre&gt;&lt;pre class="message"&gt;&lt;div class="author"&gt;user&lt;/div&gt;&lt;div&gt;yes&lt;/div&gt;&lt;/pre&gt;&lt;pre class="message"&gt;&lt;div class="author"&gt;ChatGPT&lt;/div&gt;&lt;div&gt;Great — here’s your **Executive Summary** reformatted to match the clean, uniform style of the rest of your proposal: <text:s/></text:p>
      <text:p text:style-name="Standard"/>
      <text:p text:style-name="Standard">---</text:p>
      <text:p text:style-name="Standard"/>
      <text:p text:style-name="Standard"># **Executive Summary** <text:s/></text:p>
      <text:p text:style-name="Standard">Building Websites Plus LLC proposes the creation of **Our8231.org**, a mixed-media platform designed to: <text:s/></text:p>
      <text:p text:style-name="Standard">- Strengthen parish life through targeted Church Engagement (ChEng) initiatives. <text:s/></text:p>
      <text:p text:style-name="Standard">- Expand community collaboration through Community Engagement (CoEng) partnerships. <text:s/></text:p>
      <text:p text:style-name="Standard">- Showcase the mission of the Knights of Columbus in action. <text:s/></text:p>
      <text:p text:style-name="Standard"/>
      <text:p text:style-name="Standard">Rooted in the teachings of the Catholic Church and guided by the Knights’ principles of **Charity, Unity, Fraternity, and Patriotism**, the platform will serve as a digital hub for communication, faith formation, and service coordination. <text:s/></text:p>
      <text:p text:style-name="Standard"/>
      <text:p text:style-name="Standard">Over five years, **Our8231.org** will progress through a structured roadmap—**Awareness, Growth, Action, Future, and Transition**—to build a sustainable, replicable model of Catholic engagement for St. Sharbel Maronite Catholic Church, Council 8231, and beyond. <text:s/></text:p>
      <text:p text:style-name="Standard"/>
      <text:p text:style-name="Standard">---</text:p>
      <text:p text:style-name="Standard"/>
      <text:p text:style-name="Standard">✨ This now aligns perfectly in style and tone with your **Stakeholders and Framework**, **Five-Year Goals**, and **Conclusion**. <text:s/></text:p>
      <text:p text:style-name="Standard"/>
      <text:p text:style-name="Standard">Would you like me to also **assemble the entire proposal into a single polished document** (Executive Summary → Framework → Roadmap → Conclusion) so you have one seamless version ready for presentation?&lt;/div&gt;&lt;/pre&gt;&lt;pre class="message"&gt;&lt;div class="author"&gt;user&lt;/div&gt;&lt;div&gt;yes&lt;/div&gt;&lt;/pre&gt;&lt;pre class="message"&gt;&lt;div class="author"&gt;ChatGPT&lt;/div&gt;&lt;div&gt;Perfect — here’s your proposal assembled into **one seamless, polished document** with uniform style, headings, and formatting: <text:s/></text:p>
      <text:p text:style-name="Standard"/>
      <text:p text:style-name="Standard">---</text:p>
      <text:p text:style-name="Standard"/>
      <text:p text:style-name="Standard"># **Our8231.org Proposal** <text:s/></text:p>
      <text:p text:style-name="Standard">*Presented by Building Websites Plus LLC* <text:s/></text:p>
      <text:p text:style-name="Standard"/>
      <text:p text:style-name="Standard">---</text:p>
      <text:p text:style-name="Standard"/>
      <text:p text:style-name="Standard">## **Executive Summary** <text:s/></text:p>
      <text:p text:style-name="Standard"><text:soft-page-break/>Building Websites Plus LLC proposes the creation of **Our8231.org**, a mixed-media platform designed to: <text:s/></text:p>
      <text:p text:style-name="Standard">- Strengthen parish life through targeted Church Engagement (ChEng) initiatives. <text:s/></text:p>
      <text:p text:style-name="Standard">- Expand community collaboration through Community Engagement (CoEng) partnerships. <text:s/></text:p>
      <text:p text:style-name="Standard">- Showcase the mission of the Knights of Columbus in action. <text:s/></text:p>
      <text:p text:style-name="Standard"/>
      <text:p text:style-name="Standard">Rooted in the teachings of the Catholic Church and guided by the Knights’ principles of **Charity, Unity, Fraternity, and Patriotism**, the platform will serve as a digital hub for communication, faith formation, and service coordination. <text:s/></text:p>
      <text:p text:style-name="Standard"/>
      <text:p text:style-name="Standard">Over five years, **Our8231.org** will progress through a structured roadmap—**Awareness, Growth, Action, Future, and Transition**—to build a sustainable, replicable model of Catholic engagement for St. Sharbel Maronite Catholic Church, Council 8231, and beyond. <text:s/></text:p>
      <text:p text:style-name="Standard"/>
      <text:p text:style-name="Standard">---</text:p>
      <text:p text:style-name="Standard"/>
      <text:p text:style-name="Standard">## **Stakeholders and Framework** <text:s/></text:p>
      <text:p text:style-name="Standard"/>
      <text:p text:style-name="Standard">### **Primary Stakeholders** <text:s/></text:p>
      <text:p text:style-name="Standard">- **St. Sharbel Maronite Catholic Church** – Spiritual leadership and pastoral direction. <text:s/></text:p>
      <text:p text:style-name="Standard">- **Knights of Columbus Council 8231** – Manpower, resources, and program implementation. <text:s/></text:p>
      <text:p text:style-name="Standard">- **Our8231.org** – Digital hub for communication, media, and community outreach. <text:s/></text:p>
      <text:p text:style-name="Standard"/>
      <text:p text:style-name="Standard">### **Project Task** <text:s/></text:p>
      <text:p text:style-name="Standard">The initiative will advance two interconnected goals: <text:s/></text:p>
      <text:p text:style-name="Standard">- **Church Engagement (ChEng):** Deepening parish life by addressing the spiritual and practical needs of diverse age and vocation groups. <text:s/></text:p>
      <text:p text:style-name="Standard">- **Community Engagement (CoEng):** Extending the mission outward, building partnerships that reflect Catholic social teaching and the Knights of Columbus principles. <text:s/></text:p>
      <text:p text:style-name="Standard"/>
      <text:p text:style-name="Standard">---</text:p>
      <text:p text:style-name="Standard"/>
      <text:p text:style-name="Standard">## **Church Engagement (ChEng) Groups** <text:s/></text:p>
      <text:p text:style-name="Standard">- **ChEng 1: Older Adults** – Supporting spiritual enrichment, fellowship, and service opportunities. <text:s/></text:p>
      <text:p text:style-name="Standard">- **ChEng 2: Pre-Retirement Adults** – Encouraging mentorship, stewardship, and preparation for new life stages. <text:s/></text:p>
      <text:p text:style-name="Standard">- **ChEng 3: Working Adults** – Promoting balance between faith, family, and career with practical resources. <text:s/></text:p>
      <text:p text:style-name="Standard">- **ChEng 4: Young Families** – Strengthening domestic church life and family-centered faith formation. <text:s/></text:p>
      <text:p text:style-name="Standard">- **ChEng 5: Young Adults** – Providing fellowship, service opportunities, and vocational discernment. <text:s/></text:p>
      <text:p text:style-name="Standard">- **ChEng 6: Youth** – Nurturing leadership, unity, and service through engaging programs. <text:s/></text:p>
      <text:p text:style-name="Standard">- **ChEng 7: Children** – Fostering early catechesis and joyful introduction to parish life. <text:s/></text:p>
      <text:p text:style-name="Standard"/>
      <text:p text:style-name="Standard">---</text:p>
      <text:p text:style-name="Standard"/>
      <text:p text:style-name="Standard">## **Community Engagement (CoEng) Groups** <text:s/></text:p>
      <text:p text:style-name="Standard">- **CoEng 1: Church Engagement Groups (ChEng)** – Extending parish efforts beyond internal walls. <text:s/></text:p>
      <text:p text:style-name="Standard"><text:soft-page-break/>- **CoEng 2: Churches** – Fostering ecumenical cooperation and shared ministry. <text:s/></text:p>
      <text:p text:style-name="Standard">- **CoEng 3: Community Agencies** – Partnering with local charities and service organizations. <text:s/></text:p>
      <text:p text:style-name="Standard">- **CoEng 4: Civic Groups** – Engaging schools, councils, and local leaders for the common good. <text:s/></text:p>
      <text:p text:style-name="Standard">- **CoEng 5: Media** – Leveraging Catholic and secular outlets for outreach and evangelization. <text:s/></text:p>
      <text:p text:style-name="Standard">- **CoEng 6: National Apostolate of Maronites** – Building national ties and broader collaboration. <text:s/></text:p>
      <text:p text:style-name="Standard"/>
      <text:p text:style-name="Standard">---</text:p>
      <text:p text:style-name="Standard"/>
      <text:p text:style-name="Standard">## **Knights of Columbus Framework** <text:s/></text:p>
      <text:p text:style-name="Standard"/>
      <text:p text:style-name="Standard">### **Programs (Four Pillars)** <text:s/></text:p>
      <text:p text:style-name="Standard">- **Faith:** Deepening Catholic identity and practice. <text:s/></text:p>
      <text:p text:style-name="Standard">- **Family:** Supporting and strengthening family life. <text:s/></text:p>
      <text:p text:style-name="Standard">- **Community:** Promoting service and solidarity in the wider community. <text:s/></text:p>
      <text:p text:style-name="Standard">- **Life:** Protecting and celebrating the dignity of every human life. <text:s/></text:p>
      <text:p text:style-name="Standard"/>
      <text:p text:style-name="Standard">### **Principles** <text:s/></text:p>
      <text:p text:style-name="Standard">- **Charity:** Serving Christ through service to others. <text:s/></text:p>
      <text:p text:style-name="Standard">- **Unity:** Building bridges within the Church and community. <text:s/></text:p>
      <text:p text:style-name="Standard">- **Fraternity:** Supporting one another as brothers in faith. <text:s/></text:p>
      <text:p text:style-name="Standard">- **Patriotism:** Witnessing to Catholic values in civic life. <text:s/></text:p>
      <text:p text:style-name="Standard"/>
      <text:p text:style-name="Standard">---</text:p>
      <text:p text:style-name="Standard"/>
      <text:p text:style-name="Standard">## **Five-Year Goals** <text:s/></text:p>
      <text:p text:style-name="Standard"/>
      <text:p text:style-name="Standard">### **2025–2026: Year of Awareness** <text:s/></text:p>
      <text:p text:style-name="Standard">- Launch Our8231.org as the central hub for parish and community engagement. <text:s/></text:p>
      <text:p text:style-name="Standard">- Introduce the initiative to all Church Engagement (ChEng) groups with introductory programs and resources. <text:s/></text:p>
      <text:p text:style-name="Standard">- Build awareness of the Knights of Columbus’ four principles—Charity, Unity, Fraternity, Patriotism—as guiding values. <text:s/></text:p>
      <text:p text:style-name="Standard">- Establish initial partnerships with local parishes, agencies, and civic groups. <text:s/></text:p>
      <text:p text:style-name="Standard"/>
      <text:p text:style-name="Standard">### **2026–2027: Year of Growth** <text:s/></text:p>
      <text:p text:style-name="Standard">- Expand participation across ChEng groups, with special focus on youth, young adults, and families. <text:s/></text:p>
      <text:p text:style-name="Standard">- Broaden community partnerships (CoEng 2–6), including collaboration with the National Apostolate of Maronites. <text:s/></text:p>
      <text:p text:style-name="Standard">- Increase digital content offerings in the areas of Faith, Family, Community, and Life. <text:s/></text:p>
      <text:p text:style-name="Standard">- Strengthen parish volunteer engagement and leadership formation. <text:s/></text:p>
      <text:p text:style-name="Standard"/>
      <text:p text:style-name="Standard">### **2027–2028: Year of Action** <text:s/></text:p>
      <text:p text:style-name="Standard">- Launch service and evangelization initiatives that unite multiple ChEng and CoEng groups. <text:s/></text:p>
      <text:p text:style-name="Standard">- Implement cross-generational programs to connect older adults, families, youth, and children. <text:s/></text:p>
      <text:p text:style-name="Standard">- Develop training and leadership opportunities rooted in Knights of Columbus principles. <text:s/></text:p>
      <text:p text:style-name="Standard">- Use digital media to amplify outreach, storytelling, and witness. <text:s/></text:p>
      <text:p text:style-name="Standard"/>
      <text:p text:style-name="Standard">### **2028–2029: Year of Future** <text:s/></text:p>
      <text:p text:style-name="Standard"><text:soft-page-break/>- Scale programs regionally, creating collaboration opportunities with other parishes and Knights of Columbus councils. <text:s/></text:p>
      <text:p text:style-name="Standard">- Establish the platform as a model of Catholic engagement for the Maronite and wider Catholic Church. <text:s/></text:p>
      <text:p text:style-name="Standard">- Leverage media partnerships to share successes and invite broader participation. <text:s/></text:p>
      <text:p text:style-name="Standard">- Prepare sustainability strategies in funding, staffing, and volunteer pipelines. <text:s/></text:p>
      <text:p text:style-name="Standard"/>
      <text:p text:style-name="Standard">### **2029–2030: Year of Transition** <text:s/></text:p>
      <text:p text:style-name="Standard">- Ensure long-term stability through sustainable funding and leadership succession. <text:s/></text:p>
      <text:p text:style-name="Standard">- Solidify a content pipeline for ongoing evangelization and engagement. <text:s/></text:p>
      <text:p text:style-name="Standard">- Deepen ties with national and international Catholic networks. <text:s/></text:p>
      <text:p text:style-name="Standard">- Transition the initiative from a local project into a replicable model for the Knights of Columbus and the Maronite Church worldwide. <text:s/></text:p>
      <text:p text:style-name="Standard"/>
      <text:p text:style-name="Standard">---</text:p>
      <text:p text:style-name="Standard"/>
      <text:p text:style-name="Standard">## **Conclusion** <text:s/></text:p>
      <text:p text:style-name="Standard">This proposal outlines a five-year journey of **awareness, growth, action, future vision, and transition**. Rooted in the teachings of the Catholic Church and the principles of the Knights of Columbus, it provides a framework for parish and community engagement that is both practical and mission-driven. <text:s/></text:p>
      <text:p text:style-name="Standard"/>
      <text:p text:style-name="Standard">Through collaboration, faith-filled leadership, and a commitment to service, this initiative will strengthen **St. Sharbel Maronite Catholic Church** and **Council 8231**, while creating a lasting model for the wider Church and community. <text:s/></text:p>
      <text:p text:style-name="Standard"/>
      <text:p text:style-name="Standard">Together, guided by **Charity, Unity, Fraternity, and Patriotism**, we can build a platform that serves all people and prepares the way for future generations. <text:s/></text:p>
      <text:p text:style-name="Standard"/>
      <text:p text:style-name="Standard">---</text:p>
      <text:p text:style-name="Standard"/>
      <text:p text:style-name="Standard">Would you like me to now **design a professional layout version** (with cover page, headings, and visual accents like icons, color bands, or callout boxes) so it’s presentation-ready for print or PDF?&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26:25.249809103</meta:creation-date>
    <dc:date>2025-11-14T22:26:37.114301527</dc:date>
    <meta:editing-duration>PT12S</meta:editing-duration>
    <meta:editing-cycles>1</meta:editing-cycles>
    <meta:document-statistic meta:table-count="0" meta:image-count="0" meta:object-count="0" meta:page-count="20" meta:paragraph-count="556" meta:word-count="6480" meta:character-count="48149" meta:non-whitespace-character-count="41467"/>
    <meta:generator>LibreOffice/24.2.7.2$Linux_X86_64 LibreOffice_project/420$Build-2</meta:generator>
  </office:meta>
</office:document-meta>
</file>